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30b" officeooo:paragraph-rsid="0016ae39"/>
    </style:style>
    <style:style style:name="P2" style:family="paragraph" style:parent-style-name="Standard" style:list-style-name="L1">
      <style:text-properties officeooo:paragraph-rsid="0016ae39"/>
    </style:style>
    <style:style style:name="P3" style:family="paragraph" style:parent-style-name="Standard">
      <style:text-properties officeooo:paragraph-rsid="0016ae39"/>
    </style:style>
    <style:style style:name="P4" style:family="paragraph" style:parent-style-name="Heading_20_1">
      <style:text-properties officeooo:paragraph-rsid="0016ae39"/>
    </style:style>
    <style:style style:name="P5" style:family="paragraph" style:parent-style-name="Heading_20_2">
      <style:text-properties officeooo:rsid="0017b55e" officeooo:paragraph-rsid="0017b55e"/>
    </style:style>
    <style:style style:name="P6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1ef4ba"/>
    </style:style>
    <style:style style:name="T2" style:family="text">
      <style:text-properties officeooo:rsid="002137e9"/>
    </style:style>
    <style:style style:name="T3" style:family="text">
      <style:text-properties officeooo:rsid="0045ed4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b2c16"/>
    </style:style>
    <style:style style:name="T6" style:family="text">
      <style:text-properties officeooo:rsid="001ff62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NS <text:span text:style-name="T1">(Name Systems)</text:span></text:h>
      <text:h text:style-name="P5" text:outline-level="2">GADs</text:h>
      <text:p text:style-name="P1">Currently <text:span text:style-name="T2">GNU Alternative Domain System (GADs) </text:span><text:span text:style-name="T2"><text:bibliography-mark text:identifier="GADs1" text:bibliography-type="article" text:author="Matthias Wachs , Martin Schanzenbach, and Christian Grothoff" text:title="On the Feasibility of a Censorship Resistant Decentralized Name System" text:year="2012">[GADs1]</text:bibliography-mark></text:span><text:span text:style-name="T2"> </text:span><text:s/><text:bibliography-mark text:identifier="GADs2" text:bibliography-type="article" text:author="Martin Schanzenbach" text:title="Design and Implementation of a Censorship Resistant and Fully Decentralized Name System" text:year="2012">[GADs2]</text:bibliography-mark> is my favourite <text:span text:style-name="T3">DNS</text:span> system, but <text:span text:style-name="T2">it </text:span>has a few issue for a DTN network, the DHT system and .zkey system</text:p>
      <text:list xml:id="list3299096487002049216" text:style-name="L1">
        <text:list-item>
          <text:p text:style-name="P2">the <text:span text:style-name="T4">Distributed hash table </text:span><text:span text:style-name="T5">(dht)</text:span> system can be changed to X-vine <text:bibliography-mark text:identifier="XVINE" text:bibliography-type="article" text:author="Prateek Mittal, Matthew Caesar, and Nikita Borisov" text:title="X-vine: Secure and pseudonymous routing using social networks" text:year="2011">[XVINE]</text:bibliography-mark> witch has a few issue for DTN network also</text:p>
        </text:list-item>
        <text:list-item>
          <text:p text:style-name="P2">the .zkey <text:span text:style-name="T6">system is not workable in a DTN network</text:span></text:p>
        </text:list-item>
      </text:list>
      <text:p text:style-name="P3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6">GADs1: Matthias Wachs , Martin Schanzenbach, and Christian Grothoff, On the Feasibility of a Censorship Resistant Decentralized Name System, 2012</text:p>
          <text:p text:style-name="P6">GADs2: Martin Schanzenbach, Design and Implementation of a Censorship Resistant and Fully Decentralized Name System, 2012</text:p>
          <text:p text:style-name="P6">XVINE: Prateek Mittal, Matthew Caesar, and Nikita Borisov, X-vine: Secure and pseudonymous routing using social networks, 2011</text:p>
        </text:index-body>
      </text:bibliography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ibliography_20_Heading" style:display-name="Bibliography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A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8:40:46.128096497</meta:creation-date>
    <dc:date>2016-07-12T22:17:32.215844825</dc:date>
    <dc:creator>Tom Sparks</dc:creator>
    <meta:editing-duration>PT4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20" meta:character-count="757" meta:non-whitespace-character-count="647"/>
  </office:meta>
</office:document-meta>
</file>